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125cm"/>
    </style:style>
    <style:style style:name="co2" style:family="table-column">
      <style:table-column-properties fo:break-before="auto" style:column-width="2.681cm"/>
    </style:style>
    <style:style style:name="co3" style:family="table-column">
      <style:table-column-properties fo:break-before="auto" style:column-width="0.52cm"/>
    </style:style>
    <style:style style:name="co4" style:family="table-column">
      <style:table-column-properties fo:break-before="auto" style:column-width="2.593cm"/>
    </style:style>
    <style:style style:name="co5" style:family="table-column">
      <style:table-column-properties fo:break-before="auto" style:column-width="2.944cm"/>
    </style:style>
    <style:style style:name="co6" style:family="table-column">
      <style:table-column-properties fo:break-before="auto" style:column-width="2.535cm"/>
    </style:style>
    <style:style style:name="co7" style:family="table-column">
      <style:table-column-properties fo:break-before="auto" style:column-width="2.686cm"/>
    </style:style>
    <style:style style:name="co8" style:family="table-column">
      <style:table-column-properties fo:break-before="auto" style:column-width="2.5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ENEMY</text:p>
          </table:table-cell>
          <table:table-cell table:number-columns-repeated="27"/>
        </table:table-row>
        <table:table-row table:style-name="ro1">
          <table:table-cell office:value-type="string">
            <text:p>1F</text:p>
          </table:table-cell>
          <table:table-cell table:number-columns-repeated="3"/>
          <table:table-cell office:value-type="string">
            <text:p>幽谷響子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ゆっくり霊夢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8"/>
        </table:table-row>
        <table:table-row table:style-name="ro1">
          <table:table-cell office:value-type="string">
            <text:p>2F</text:p>
          </table:table-cell>
          <table:table-cell table:number-columns-repeated="3"/>
          <table:table-cell office:value-type="string">
            <text:p>幽谷響子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ゆっくり霊夢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8"/>
        </table:table-row>
        <table:table-row table:style-name="ro1">
          <table:table-cell office:value-type="string">
            <text:p>3F</text:p>
          </table:table-cell>
          <table:table-cell table:number-columns-repeated="3"/>
          <table:table-cell office:value-type="string">
            <text:p>幽谷響子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リグルナイトバグ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5"/>
        </table:table-row>
        <table:table-row table:style-name="ro1">
          <table:table-cell office:value-type="string">
            <text:p>4F</text:p>
          </table:table-cell>
          <table:table-cell table:number-columns-repeated="6"/>
          <table:table-cell office:value-type="string">
            <text:p>チルノ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リグルナイトバグ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わかさぎ姫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string">
            <text:p>5F</text:p>
          </table:table-cell>
          <table:table-cell table:number-columns-repeated="6"/>
          <table:table-cell office:value-type="string">
            <text:p>チルノ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十六夜咲夜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string">
            <text:p>わかさぎ姫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パルスィ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6F</text:p>
          </table:table-cell>
          <table:table-cell office:value-type="string">
            <text:p>二ツ岩マミゾウ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鍵山雛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幽谷響子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十六夜咲夜</text:p>
          </table:table-cell>
          <table:table-cell table:number-columns-repeated="2" office:value-type="float" office:value="1">
            <text:p>1</text:p>
          </table:table-cell>
          <table:table-cell table:number-columns-repeated="6"/>
          <table:table-cell office:value-type="string">
            <text:p>パルスィ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7F</text:p>
          </table:table-cell>
          <table:table-cell office:value-type="string">
            <text:p>二ツ岩マミゾウ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鍵山雛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幽谷響子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十六夜咲夜</text:p>
          </table:table-cell>
          <table:table-cell table:number-columns-repeated="2" office:value-type="float" office:value="1">
            <text:p>1</text:p>
          </table:table-cell>
          <table:table-cell table:number-columns-repeated="15"/>
        </table:table-row>
        <table:table-row table:style-name="ro1">
          <table:table-cell office:value-type="string">
            <text:p>8F</text:p>
          </table:table-cell>
          <table:table-cell office:value-type="string">
            <text:p>二ツ岩マミゾウ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ルーミア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堀川雷鼓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犬走椛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物部布都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西行寺幽々子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9F</text:p>
          </table:table-cell>
          <table:table-cell office:value-type="string">
            <text:p>小悪魔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藤原妹紅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ルーミア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堀川雷鼓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犬走椛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物部布都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西行寺幽々子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黒谷ヤマメ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東風谷早苗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0F</text:p>
          </table:table-cell>
          <table:table-cell office:value-type="string">
            <text:p>少名針妙丸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村紗水蜜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多々良小傘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射命丸文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紅美鈴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霍青娥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八坂神奈子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黒谷ヤマメ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鈴仙・優曇華院・イナバ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1F</text:p>
          </table:table-cell>
          <table:table-cell office:value-type="string">
            <text:p>少名針妙丸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姫海棠はたて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八雲藍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橙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紅美鈴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霍青娥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メディスン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宮古芳香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鈴仙・優曇華院・イナバ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2F</text:p>
          </table:table-cell>
          <table:table-cell office:value-type="string">
            <text:p>少名針妙丸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姫海棠はたて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八雲藍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橙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パチュリー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レティ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メディスン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宮古芳香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アリス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3F</text:p>
          </table:table-cell>
          <table:table-cell office:value-type="string">
            <text:p>少名針妙丸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上白沢慧音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八意永琳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西行寺幽々子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宮古芳香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レティ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フランドール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メディスン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アリス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4F スキマ</text:p>
          </table:table-cell>
          <table:table-cell office:value-type="string">
            <text:p>封獣ぬえ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上白沢慧音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蘇我屠自古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パチュリー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宮古芳香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東風谷早苗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フランドール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メディスン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鈴仙・優曇華院・イナバ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5F スキマ</text:p>
          </table:table-cell>
          <table:table-cell office:value-type="string">
            <text:p>洩矢諏訪子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因幡てゐ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寅丸星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パチュリー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村紗水蜜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宮古芳香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フランドール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メディスン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八意永琳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6F</text:p>
          </table:table-cell>
          <table:table-cell office:value-type="string">
            <text:p>洩矢諏訪子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因幡てゐ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寅丸星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パチュリー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村紗水蜜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宮古芳香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メディスン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八意永琳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7F</text:p>
          </table:table-cell>
          <table:table-cell office:value-type="string">
            <text:p>大妖精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鍵山雛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堀川雷鼓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パチュリー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蘇我屠自古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ゆっくり霊夢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紅美鈴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博麗霊夢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八意永琳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8F</text:p>
          </table:table-cell>
          <table:table-cell office:value-type="string">
            <text:p>大妖精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鍵山雛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堀川雷鼓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パチュリー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蘇我屠自古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ゆっくり霊夢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紅美鈴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博麗霊夢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小悪魔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9F</text:p>
          </table:table-cell>
          <table:table-cell office:value-type="string">
            <text:p>蓬莱山輝夜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リグルナイトバグ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二ツ岩マミゾウ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十六夜咲夜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古明地こいし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黒谷ヤマメ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ナズーリン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多々良小傘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小悪魔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F</text:p>
          </table:table-cell>
          <table:table-cell office:value-type="string">
            <text:p>蓬莱山輝夜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リグルナイトバグ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二ツ岩マミゾウ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十六夜咲夜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古明地こいし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黒谷ヤマメ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ミスティア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多々良小傘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上白沢慧音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1F</text:p>
          </table:table-cell>
          <table:table-cell office:value-type="string">
            <text:p>豊聡耳神子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レミリア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古明地さとり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霍青娥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蘇我屠自古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八雲藍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星熊勇儀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鈴仙・優曇華院・イナバ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上白沢慧音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2F</text:p>
          </table:table-cell>
          <table:table-cell office:value-type="string">
            <text:p>豊聡耳神子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レミリア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古明地さとり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霍青娥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蘇我屠自古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物部布都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星熊勇儀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鈴仙・優曇華院・イナバ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アリス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3F</text:p>
          </table:table-cell>
          <table:table-cell office:value-type="string">
            <text:p>豊聡耳神子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レミリア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古明地さとり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霍青娥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蘇我屠自古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物部布都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星熊勇儀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鈴仙・優曇華院・イナバ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アリス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4F</text:p>
          </table:table-cell>
          <table:table-cell office:value-type="string">
            <text:p>わかさぎ姫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ナズーリン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橙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レティ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リリーホワイト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物部布都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洩矢諏訪子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鈴仙・優曇華院・イナバ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アリス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5F</text:p>
          </table:table-cell>
          <table:table-cell office:value-type="string">
            <text:p>わかさぎ姫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ナズーリン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橙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レティ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リリーホワイト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物部布都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洩矢諏訪子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鈴仙・優曇華院・イナバ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アリス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6F</text:p>
          </table:table-cell>
          <table:table-cell office:value-type="string">
            <text:p>封獣ぬえ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八雲紫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チルノ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レティ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ルーミア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物部布都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わかさぎ姫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風見幽香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アリス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7F</text:p>
          </table:table-cell>
          <table:table-cell office:value-type="string">
            <text:p>豊聡耳神子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霧雨魔理沙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比那名居天子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ナズーリン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ルーミア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フランドール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姫海棠はたて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風見幽香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大妖精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8F</text:p>
          </table:table-cell>
          <table:table-cell office:value-type="string">
            <text:p>豊聡耳神子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霧雨魔理沙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比那名居天子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ナズーリン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パルスィ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フランドール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姫海棠はたて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犬走椛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大妖精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29F スキマ</text:p>
          </table:table-cell>
          <table:table-cell office:value-type="string">
            <text:p>封獣ぬえ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黒谷ヤマメ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堀川雷鼓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パルスィ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伊吹萃香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姫海棠はたて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わかさぎ姫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大妖精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30F スキマ</text:p>
          </table:table-cell>
          <table:table-cell office:value-type="string">
            <text:p>赤蛮奇_体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黒谷ヤマメ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多々良小傘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多々良小傘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多々良小傘</text:p>
          </table:table-cell>
          <table:table-cell table:number-columns-repeated="2" office:value-type="float" office:value="1">
            <text:p>1</text:p>
          </table:table-cell>
          <table:table-cell table:number-columns-repeated="6"/>
          <table:table-cell office:value-type="string">
            <text:p>わかさぎ姫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今泉影狼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1F</text:p>
          </table:table-cell>
          <table:table-cell office:value-type="string">
            <text:p>蓬莱山輝夜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メディスン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宮古芳香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二ツ岩マミゾウ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上白沢慧音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因幡てゐ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洩矢諏訪子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わかさぎ姫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今泉影狼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2F</text:p>
          </table:table-cell>
          <table:table-cell office:value-type="string">
            <text:p>蓬莱山輝夜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メディスン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宮古芳香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二ツ岩マミゾウ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上白沢慧音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因幡てゐ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洩矢諏訪子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わかさぎ姫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今泉影狼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3F</text:p>
          </table:table-cell>
          <table:table-cell office:value-type="string">
            <text:p>蓬莱山輝夜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メディスン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宮古芳香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二ツ岩マミゾウ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上白沢慧音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鍵山雛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洩矢諏訪子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レティ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アリス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4F</text:p>
          </table:table-cell>
          <table:table-cell office:value-type="string">
            <text:p>封獣ぬえ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ミスティア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多々良小傘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博麗霊夢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星熊勇儀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鍵山雛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パチュリー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パルスィ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八意永琳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5F</text:p>
          </table:table-cell>
          <table:table-cell office:value-type="string">
            <text:p>封獣ぬえ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ミスティア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多々良小傘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博麗霊夢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星熊勇儀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鍵山雛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パチュリー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パルスィ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八意永琳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6F</text:p>
          </table:table-cell>
          <table:table-cell office:value-type="string">
            <text:p>封獣ぬえ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比那名居天子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古明地さとり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十六夜咲夜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ルーミア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黄金ゆっくり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小悪魔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物部布都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リグルナイトバグ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7F</text:p>
          </table:table-cell>
          <table:table-cell office:value-type="string">
            <text:p>封獣ぬえ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比那名居天子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古明地さとり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十六夜咲夜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ルーミア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黄金ゆっくり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小悪魔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物部布都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リグルナイトバグ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8F</text:p>
          </table:table-cell>
          <table:table-cell office:value-type="string">
            <text:p>風見幽香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蘇我屠自古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十六夜咲夜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魂魄妖夢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八雲紫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霍青娥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村紗水蜜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西行寺幽々子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9F</text:p>
          </table:table-cell>
          <table:table-cell office:value-type="string">
            <text:p>風見幽香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蘇我屠自古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紅美鈴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魂魄妖夢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八雲紫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霍青娥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村紗水蜜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西行寺幽々子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40F</text:p>
          </table:table-cell>
          <table:table-cell office:value-type="string">
            <text:p>古明地こいし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紅美鈴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八雲紫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八雲藍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東風谷早苗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鈴仙・優曇華院・イナバ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41F</text:p>
          </table:table-cell>
          <table:table-cell office:value-type="string">
            <text:p>古明地こいし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黄金ゆっくり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チルノ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霊烏路空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霧雨魔理沙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八雲藍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東風谷早苗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鈴仙・優曇華院・イナバ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42F</text:p>
          </table:table-cell>
          <table:table-cell office:value-type="string">
            <text:p>豊聡耳神子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黄金ゆっくり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チルノ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霊烏路空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霧雨魔理沙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八雲藍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魂魄妖夢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43F</text:p>
          </table:table-cell>
          <table:table-cell office:value-type="string">
            <text:p>豊聡耳神子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黄金ゆっくり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チルノ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霊烏路空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霧雨魔理沙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魂魄妖夢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44F</text:p>
          </table:table-cell>
          <table:table-cell office:value-type="string">
            <text:p>姫海棠はたて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黄金ゆっくり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チルノ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霧雨魔理沙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風見幽香</text:p>
          </table:table-cell>
          <table:table-cell table:number-columns-repeated="2"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45F</text:p>
          </table:table-cell>
          <table:table-cell office:value-type="string">
            <text:p>姫海棠はたて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黄金ゆっくり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チルノ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レミリア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霧雨魔理沙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風見幽香</text:p>
          </table:table-cell>
          <table:table-cell table:number-columns-repeated="2"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46F</text:p>
          </table:table-cell>
          <table:table-cell table:number-columns-repeated="3"/>
          <table:table-cell office:value-type="string">
            <text:p>比那名居天子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今泉影狼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レミリア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フランドール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博麗霊夢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星熊勇儀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射命丸文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47F</text:p>
          </table:table-cell>
          <table:table-cell table:number-columns-repeated="3"/>
          <table:table-cell office:value-type="string">
            <text:p>比那名居天子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今泉影狼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レミリア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フランドール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博麗霊夢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星熊勇儀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射命丸文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48F</text:p>
          </table:table-cell>
          <table:table-cell table:number-columns-repeated="3"/>
          <table:table-cell office:value-type="string">
            <text:p>比那名居天子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パチュリー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レミリア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フランドール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博麗霊夢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射命丸文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49F</text:p>
          </table:table-cell>
          <table:table-cell table:number-columns-repeated="3"/>
          <table:table-cell office:value-type="string">
            <text:p>比那名居天子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パチュリー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レミリア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フランドール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博麗霊夢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射命丸文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50F</text:p>
          </table:table-cell>
          <table:table-cell table:number-columns-repeated="3"/>
          <table:table-cell office:value-type="string">
            <text:p>比那名居天子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パチュリー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レミリア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フランドール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博麗霊夢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射命丸文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51F</text:p>
          </table:table-cell>
          <table:table-cell table:number-columns-repeated="27"/>
        </table:table-row>
        <table:table-row table:style-name="ro1">
          <table:table-cell office:value-type="string">
            <text:p>ITEM</text:p>
          </table:table-cell>
          <table:table-cell table:number-columns-repeated="27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2013/12/05</text:date>, <text:time>23:14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5T21:41:40.76</meta:creation-date>
    <dc:date>2013-12-05T23:14:44.74</dc:date>
    <meta:editing-duration>PT39S</meta:editing-duration>
    <meta:editing-cycles>1</meta:editing-cycles>
    <meta:document-statistic meta:table-count="3" meta:cell-count="1166" meta:object-count="0"/>
    <meta:generator>OpenOffice.org/3.4.1$Win32 OpenOffice.org_project/341m1$Build-9593</meta:generator>
  </office:meta>
</office:document-meta>
</file>